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Zed" svg:font-family="Zed" style:font-pitch="variable" style:font-charset="x-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keep-together="always"/>
    </style:style>
    <style:style style:name="P2" style:family="paragraph" style:parent-style-name="Standard">
      <style:text-properties fo:color="#000000"/>
    </style:style>
    <style:style style:name="P3" style:family="paragraph" style:parent-style-name="Standard">
      <style:text-properties fo:color="#000000" fo:font-style="normal" style:font-style-asian="normal"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 style:family="paragraph" style:parent-style-name="Text_20_body">
      <style:text-properties fo:font-style="italic" style:font-style-asian="italic" style:font-style-complex="italic"/>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fo:color="#000000"/>
    </style:style>
    <style:style style:name="P9" style:family="paragraph" style:parent-style-name="Heading_20_3">
      <style:paragraph-properties fo:break-before="page"/>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deJavaP">
      <style:text-properties fo:color="#000000" style:font-name="Courier New1" fo:font-size="10pt" style:font-name-asian="Courier New1" style:font-size-asian="10pt" style:font-name-complex="Courier New1" style:font-size-complex="10pt"/>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T1" style:family="text">
      <style:text-properties style:font-name="Zed" style:font-name-asian="Zed" style:font-name-complex="Zed"/>
    </style:style>
    <style:style style:name="T2" style:family="text">
      <style:text-properties style:font-name="Zed" fo:font-size="9pt" style:font-name-asian="Zed" style:font-size-asian="9pt" style:font-name-complex="Zed" style:font-size-complex="9pt"/>
    </style:style>
    <style:style style:name="T3" style:family="text">
      <style:text-properties style:font-name="Times New Roman1" fo:font-style="italic" style:font-name-asian="Times New Roman1" style:font-style-asian="italic" style:font-name-complex="Times New Roman1" style:font-style-complex="italic"/>
    </style:style>
    <style:style style:name="T4" style:family="text">
      <style:text-properties style:font-name="Times New Roman1" style:font-name-asian="Times New Roman1" style:font-name-complex="Times New Roman1"/>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c0"/>
    </style:style>
    <style:style style:name="T9" style:family="text">
      <style:text-properties fo:color="#2a00ff"/>
    </style:style>
    <style:style style:name="T10" style:family="text">
      <style:text-properties style:font-name="Symbol" style:font-name-asian="Symbol" style:font-name-complex="Symbol"/>
    </style:style>
    <style:style style:name="T11" style:family="text">
      <style:text-properties fo:color="#3f7f5f"/>
    </style:style>
    <style:style style:name="T12" style:family="text">
      <style:text-properties fo:font-style="italic" style:font-style-asian="italic" style:font-style-complex="italic"/>
    </style:style>
    <style:style style:name="fr1" style:family="graphic" style:parent-style-name="CodeJava">
      <style:graphic-properties style:vertical-pos="from-top" style:vertical-rel="paragraph" style:horizontal-pos="from-left" style:horizontal-rel="paragraph"/>
    </style:style>
    <style:style style:name="fr2" style:family="graphic" style:parent-style-name="CodeZ">
      <style:graphic-properties style:vertical-pos="top" style:vertical-rel="paragraph-content"/>
    </style:style>
    <style:style style:name="fr3" style:family="graphic" style:parent-style-name="CodeZ">
      <style:graphic-properties style:vertical-pos="from-top" style:vertical-rel="paragraph" style:horizontal-pos="from-left" style:horizontal-rel="paragraph"/>
    </style:style>
    <style:style style:name="fr4" style:family="graphic" style:parent-style-name="CodeJava">
      <style:graphic-properties style:vertical-pos="top" style:vertical-rel="paragraph-content"/>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JLib Tutorial</text:h>
      <text:p text:style-name="Text_20_body">By Moritz Eysholdt</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ZJLib Tutorial<text:tab/>1</text:p>
          <text:p text:style-name="P12">Intorodution<text:tab/>1</text:p>
          <text:p text:style-name="P12">Primitive Datatypes<text:tab/>2</text:p>
          <text:p text:style-name="P12">Statespaces<text:tab/>2</text:p>
          <text:p text:style-name="P12">Statespaces with state invariants<text:tab/>3</text:p>
          <text:p text:style-name="P12">Operations<text:tab/>4</text:p>
          <text:p text:style-name="P12">Commandline-based User Interface<text:tab/>5</text:p>
          <text:p text:style-name="P12">Create Testdata<text:tab/>6</text:p>
          <text:p text:style-name="P12">Further Example Operations<text:tab/>7</text:p>
          <text:p text:style-name="P10">deleteTeam<text:tab/>7</text:p>
          <text:p text:style-name="P10">deletePlayer<text:tab/>8</text:p>
          <text:p text:style-name="P10">getPlayerCountForTeam<text:tab/>9</text:p>
          <text:p text:style-name="P10">getPlayerCount<text:tab/>10</text:p>
        </text:index-body>
      </text:table-of-content>
      <text:p text:style-name="Standard"/>
      <text:h text:style-name="Heading_20_2" text:outline-level="2">Introduction</text:h>
      <text:p text:style-name="Text_20_body">The library ZJLib allows to create Java5-applications based on a specification in Z-Notation in a straightforward way. It provides data types and operations defined in the Z-Notation and tools to quickly create a Command Line Interface (CLI) for Java-Z-Code.</text:p>
      <text:p text:style-name="Text_20_body">ZJLib is open source and currently hosted at Google Code<text:note text:id="ftn1" text:note-class="footnote"><text:note-citation>1</text:note-citation><text:note-body><text:p text:style-name="Footnote"><text:a xlink:type="simple" xlink:href="http://code.google.com/p/zjlib/">http://code.google.com/p/zjlib/</text:a></text:p></text:note-body></text:note>. </text:p>
      <text:p text:style-name="Text_20_body">This document illustrates how to convert code in Z-Notation to Java code by comparing fragments of both. The complete code can be found at<text:note text:id="ftn2" text:note-class="footnote"><text:note-citation>2</text:note-citation><text:note-body><text:p text:style-name="Footnote"><text:a xlink:type="simple" xlink:href="http://zjlib.googlecode.com/svn/trunk/zjlib/examples/assignment2/">http://zjlib.googlecode.com/svn/trunk/zjlib/examples/assignment2/</text:a></text:p></text:note-body></text:note>.</text:p>
      <text:p text:style-name="Text_20_body">To read this document, you should have a solid understanding of Java 5 including generics and nested classes. Knowledge about the Z-Notation is also helpful.</text:p>
      <text:p text:style-name="Text_20_body">In the following Pages the Z-code will be shown first, followed by the Java-Code and some explanations. </text:p>
      <text:p text:style-name="Text_20_body"/>
      <text:h text:style-name="P7" text:outline-level="2">Primitive Datatypes</text:h>
      <text:p text:style-name="Text_20_body"><draw:frame draw:style-name="fr1" draw:name="Frame3" text:anchor-type="paragraph" svg:x="0cm" svg:y="1.401cm" svg:width="16.999cm" style:rel-width="100%" draw:z-index="2"><draw:text-box fo:min-height="0.499cm"><text:p text:style-name="P4"><text:span text:style-name="T5">public</text:span><text:span text:style-name="T6"> </text:span><text:span text:style-name="T5">class</text:span><text:span text:style-name="T6"> Assignment2 {</text:span></text:p><text:p text:style-name="P4"/><text:p text:style-name="P4"><text:span text:style-name="T6"><text:tab/></text:span><text:span text:style-name="T5">public</text:span><text:span text:style-name="T6"> </text:span><text:span text:style-name="T5">static</text:span><text:span text:style-name="T6"> </text:span><text:span text:style-name="T5">class</text:span><text:span text:style-name="T6"> PLAYER </text:span><text:span text:style-name="T5">extends</text:span><text:span text:style-name="T6"> ZPrimitive {</text:span></text:p><text:p text:style-name="P5"><text:tab/>}</text:p></draw:text-box></draw:frame><draw:frame draw:style-name="fr2" draw:name="Frame2" text:anchor-type="paragraph" svg:width="16.999cm" style:rel-width="100%" draw:z-index="1"><draw:text-box fo:min-height="0.499cm"><text:p text:style-name="P1"><text:span text:style-name="T4">[</text:span><text:span text:style-name="T3">PLAYER</text:span><text:span text:style-name="T4">,</text:span><text:span text:style-name="T3"> NAME</text:span><text:span text:style-name="T4">]</text:span></text:p></draw:text-box></draw:frame>For this example, everything will be member of the class Assignment2. For every primitive data type in Z we create a empty class that inherits ZPrimotive. The type ZPrimitive contains a name-attribute and it is ensured that this name is unique for all instances of a single type. This uniqueness is required to refer to single objects just by identifying them via their name. As an descendant of ZPrimitive already has a name, we don't need to create al class for the Z-Primitive NAME.</text:p>
      <text:p text:style-name="Standard"/>
      <text:p text:style-name="Standard"/>
      <text:h text:style-name="Heading_20_2" text:outline-level="2">Statespaces</text:h>
      <text:p text:style-name="Text_20_body"><draw:frame draw:style-name="fr1" draw:name="Frame4" text:anchor-type="paragraph" svg:x="-0.03cm" svg:y="3.48cm" svg:width="16.999cm" style:rel-width="100%" draw:z-index="3"><draw:text-box fo:min-height="0.42cm"><text:p text:style-name="CodeJavaP"><text:span text:style-name="T6"><text:tab/></text:span><text:span text:style-name="T5">public</text:span><text:span text:style-name="T6"> </text:span><text:span text:style-name="T5">static</text:span><text:span text:style-name="T6"> </text:span><text:span text:style-name="T5">class</text:span><text:span text:style-name="T6"> Team </text:span><text:span text:style-name="T5">extends</text:span><text:span text:style-name="T6"> ZPrimitive {</text:span></text:p><text:p text:style-name="CodeJavaP"><text:span text:style-name="T6"><text:tab/><text:tab/></text:span><text:span text:style-name="T5">public</text:span><text:span text:style-name="T6"> ZSet&lt;PLAYER&gt; </text:span><text:span text:style-name="T8">players</text:span><text:span text:style-name="T6"> = Z.</text:span><text:span text:style-name="T7">Set</text:span><text:span text:style-name="T6">();</text:span></text:p><text:p text:style-name="CodeJavaP"/><text:p text:style-name="CodeJavaP"><text:span text:style-name="T6"><text:tab/><text:tab/></text:span><text:span text:style-name="T5">public</text:span><text:span text:style-name="T6"> String toString() {</text:span></text:p><text:p text:style-name="CodeJavaP"><text:span text:style-name="T6"><text:tab/><text:tab/><text:tab/></text:span><text:span text:style-name="T5">return</text:span><text:span text:style-name="T6"> getName() + </text:span><text:span text:style-name="T9">" player:"</text:span><text:span text:style-name="T6"> + </text:span><text:span text:style-name="T8">players</text:span><text:span text:style-name="T6">;</text:span></text:p><text:p text:style-name="CodeJavaP"><text:tab/><text:tab/>}</text:p><text:p text:style-name="P13"><text:tab/>}</text:p></draw:text-box></draw:frame><draw:frame draw:style-name="fr2" draw:name="Frame1" text:anchor-type="paragraph" svg:width="16.999cm" style:rel-width="100%" draw:z-index="0"><draw:text-box fo:min-height="0.79cm"><text:p text:style-name="P1"><text:span text:style-name="T1"></text:span><text:span text:style-name="T3">Team </text:span><text:span text:style-name="T1">____________________________________<text:line-break/></text:span><text:span text:style-name="T3">players: </text:span><text:span text:style-name="T1">P</text:span><text:span text:style-name="T3"> PLAYER<text:line-break/></text:span><text:span text:style-name="T1"></text:span><text:span text:style-name="T3">name: NAME<text:line-break/></text:span><text:span text:style-name="T1"></text:span></text:p></draw:text-box></draw:frame>Every Z-Statespace becomes a Java-Class and every variable inside this state space becomes a member variable in Java. As descendants of ZPrimitive already have a name-attribute, we don't have to care about that anymore. To model sets and relationships ZJLib provides classes like ZSet and ZRelation. The class Z is the factory for all Z-related objects and provides a convenient syntax to create them.</text:p>
      <text:p text:style-name="Standard"/>
      <text:p text:style-name="Standard"/>
      <text:h text:style-name="P7" text:outline-level="2">Statespaces with state invariants</text:h>
      <text:p text:style-name="Text_20_body"><draw:frame draw:style-name="fr1" draw:name="Frame6" text:anchor-type="paragraph" svg:x="0cm" svg:y="5.015cm" svg:width="16.999cm" style:rel-width="100%" draw:z-index="5"><draw:text-box fo:min-height="0.42cm"><text:p text:style-name="CodeJavaP"><text:span text:style-name="T6"><text:tab/></text:span><text:span text:style-name="T5">public</text:span><text:span text:style-name="T6"> </text:span><text:span text:style-name="T5">static</text:span><text:span text:style-name="T6"> </text:span><text:span text:style-name="T5">class</text:span><text:span text:style-name="T6"> League {</text:span></text:p><text:p text:style-name="CodeJavaP"><text:span text:style-name="T6"><text:tab/><text:tab/></text:span><text:span text:style-name="T5">public</text:span><text:span text:style-name="T6"> ZSet&lt;Team&gt; </text:span><text:span text:style-name="T8">teams</text:span><text:span text:style-name="T6"> = Z.</text:span><text:span text:style-name="T7">Set</text:span><text:span text:style-name="T6">();</text:span></text:p><text:p text:style-name="CodeJavaP"/><text:p text:style-name="CodeJavaP"><text:span text:style-name="T6"><text:tab/><text:tab/></text:span><text:span text:style-name="T5">public</text:span><text:span text:style-name="T6"> </text:span><text:span text:style-name="T5">boolean</text:span><text:span text:style-name="T6"> checkInvariants() {</text:span></text:p><text:p text:style-name="CodeJavaP"><text:span text:style-name="T6"><text:tab/><text:tab/><text:tab/></text:span><text:span text:style-name="T5">assert</text:span><text:span text:style-name="T6"> Z.</text:span><text:span text:style-name="T7">forAll</text:span><text:span text:style-name="T6">(</text:span><text:span text:style-name="T8">teams</text:span><text:span text:style-name="T6">, </text:span><text:span text:style-name="T8">teams</text:span><text:span text:style-name="T6">, </text:span><text:span text:style-name="T5">new</text:span><text:span text:style-name="T6"> ZPredicate2&lt;Team, Team&gt;() {</text:span></text:p><text:p text:style-name="CodeJavaP"><text:span text:style-name="T6"><text:tab/><text:tab/><text:tab/><text:tab/></text:span><text:span text:style-name="T5">public</text:span><text:span text:style-name="T6"> </text:span><text:span text:style-name="T5">boolean</text:span><text:span text:style-name="T6"> condition(Team t1, Team t2) {</text:span></text:p><text:p text:style-name="CodeJavaP"><text:span text:style-name="T6"><text:tab/><text:tab/><text:tab/><text:tab/><text:tab/></text:span><text:span text:style-name="T5">return</text:span><text:span text:style-name="T6"> !t1.equals(t2);</text:span></text:p><text:p text:style-name="CodeJavaP"><text:tab/><text:tab/><text:tab/><text:tab/>}</text:p><text:p text:style-name="CodeJavaP"/><text:p text:style-name="CodeJavaP"><text:span text:style-name="T6"><text:tab/><text:tab/><text:tab/><text:tab/></text:span><text:span text:style-name="T5">public</text:span><text:span text:style-name="T6"> </text:span><text:span text:style-name="T5">boolean</text:span><text:span text:style-name="T6"> predicate(Team t1, Team t2) {</text:span></text:p><text:p text:style-name="CodeJavaP"><text:span text:style-name="T6"><text:tab/><text:tab/><text:tab/><text:tab/><text:tab/></text:span><text:span text:style-name="T5">return</text:span><text:span text:style-name="T6"> t1.</text:span><text:span text:style-name="T8">players</text:span><text:span text:style-name="T6">.intersection(t2.</text:span><text:span text:style-name="T8">players</text:span><text:span text:style-name="T6">).isEmpty();</text:span></text:p><text:p text:style-name="CodeJavaP"><text:tab/><text:tab/><text:tab/><text:tab/>}</text:p><text:p text:style-name="CodeJavaP"><text:tab/><text:tab/><text:tab/>});</text:p><text:p text:style-name="CodeJavaP"><text:span text:style-name="T6"><text:tab/><text:tab/><text:tab/></text:span><text:span text:style-name="T5">assert</text:span><text:span text:style-name="T6"> Z.</text:span><text:span text:style-name="T7">forAll</text:span><text:span text:style-name="T6">(</text:span><text:span text:style-name="T8">teams</text:span><text:span text:style-name="T6">, </text:span><text:span text:style-name="T8">teams</text:span><text:span text:style-name="T6">, </text:span><text:span text:style-name="T5">new</text:span><text:span text:style-name="T6"> ZPredicate2&lt;Team, Team&gt;() {</text:span></text:p><text:p text:style-name="CodeJavaP"><text:span text:style-name="T6"><text:tab/><text:tab/><text:tab/><text:tab/></text:span><text:span text:style-name="T5">public</text:span><text:span text:style-name="T6"> </text:span><text:span text:style-name="T5">boolean</text:span><text:span text:style-name="T6"> predicate(Team t1, Team t2) {</text:span></text:p><text:p text:style-name="CodeJavaP"><text:span text:style-name="T6"><text:tab/><text:tab/><text:tab/><text:tab/><text:tab/></text:span><text:span text:style-name="T5">return</text:span><text:span text:style-name="T6"> t1.getName().equals(t2.getName()) == (t1 == t2);</text:span></text:p><text:p text:style-name="CodeJavaP"><text:tab/><text:tab/><text:tab/><text:tab/>}</text:p><text:p text:style-name="CodeJavaP"><text:tab/><text:tab/><text:tab/>});</text:p><text:p text:style-name="CodeJavaP"><text:span text:style-name="T6"><text:tab/><text:tab/><text:tab/></text:span><text:span text:style-name="T5">return</text:span><text:span text:style-name="T6"> </text:span><text:span text:style-name="T5">true</text:span><text:span text:style-name="T6">;</text:span></text:p><text:p text:style-name="P13"><text:tab/><text:tab/>}</text:p></draw:text-box></draw:frame><draw:frame draw:style-name="fr3" draw:name="Frame5" text:anchor-type="paragraph" svg:x="0cm" svg:y="0.45cm" svg:width="16.999cm" style:rel-width="100%" draw:z-index="4"><draw:text-box fo:min-height="0.42cm"><text:p text:style-name="P1"><text:span text:style-name="T1"></text:span><text:span text:style-name="T3">League </text:span><text:span text:style-name="T1">___________________________________<text:line-break/></text:span><text:span text:style-name="T3">teams: </text:span><text:span text:style-name="T1">P</text:span><text:span text:style-name="T3"> Team<text:line-break/></text:span><text:span text:style-name="T1"><text:line-break/></text:span><text:span text:style-name="T3">t1, t2: teams </text:span><text:span text:style-name="T1">| </text:span><text:span text:style-name="T3">t1 </text:span><text:span text:style-name="T1"></text:span><text:span text:style-name="T3"> t2 </text:span><text:span text:style-name="T1"></text:span><text:span text:style-name="T3">t1 . players </text:span><text:span text:style-name="T2">I</text:span><text:span text:style-name="T3"> t2 . players = </text:span><text:span text:style-name="T1">0</text:span><text:span text:style-name="T3"><text:line-break/></text:span><text:span text:style-name="T1"></text:span><text:span text:style-name="T3">t1, t2: teams </text:span><text:span text:style-name="T1"></text:span><text:span text:style-name="T3">t1 . name = t2 . name </text:span><text:span text:style-name="T1"></text:span><text:span text:style-name="T3"> t1 = t2<text:line-break/></text:span><text:span text:style-name="T1"></text:span></text:p></draw:text-box></draw:frame>For the state invariants we create a method checkInvariants() (you choose the name). Every predicate is prefixed by Java's “assert” statement. This way predicates are only evaluated when assertions are enabled<text:note text:id="ftn3" text:note-class="footnote"><text:note-citation>3</text:note-citation><text:note-body><text:p text:style-name="Footnote">To enable Assertions in Java, start the JVM with the parameter “-ea”</text:p></text:note-body></text:note> in Java. The Z.forAll method iterated over all items contained in the supplied sets, in this case team and team. So the methods of the ZPredicate2 class are evaluated for all possible combinations of teams. Z.forAll returns true, if the predicate-method returns true for all cases and the predicate-method is only evaluated if the condition-method returns true. The checkInvariants-method has the return type boolean, so itself can be a used inside an assert-statement.</text:p>
      <text:p text:style-name="Standard"/>
      <text:h text:style-name="P7" text:outline-level="2">Operations</text:h>
      <text:p text:style-name="Text_20_body"><draw:frame draw:style-name="fr1" draw:name="Frame8" text:anchor-type="paragraph" svg:x="0cm" svg:y="5.614cm" svg:width="16.999cm" style:rel-width="100%" draw:z-index="7"><draw:text-box fo:min-height="0.42cm"><text:p text:style-name="CodeJavaP"><text:span text:style-name="T6"><text:tab/><text:tab/></text:span><text:span text:style-name="T5">public</text:span><text:span text:style-name="T6"> </text:span><text:span text:style-name="T5">void</text:span><text:span text:style-name="T6"> addTeam(</text:span><text:span text:style-name="T5">final</text:span><text:span text:style-name="T6"> Team team) {</text:span></text:p><text:p text:style-name="CodeJavaP"><text:span text:style-name="T6"><text:tab/><text:tab/><text:tab/></text:span><text:span text:style-name="T11">/* preparation */</text:span></text:p><text:p text:style-name="CodeJavaP"><text:span text:style-name="T6"><text:tab/><text:tab/><text:tab/></text:span><text:span text:style-name="T5">assert</text:span><text:span text:style-name="T6"> checkInvariants();</text:span></text:p><text:p text:style-name="CodeJavaP"><text:span text:style-name="T6"><text:tab/><text:tab/><text:tab/>ZSet&lt;Team&gt; teamsp = </text:span><text:span text:style-name="T8">teams</text:span><text:span text:style-name="T6">.clone();</text:span></text:p><text:p text:style-name="CodeJavaP"/><text:p text:style-name="CodeJavaP"><text:span text:style-name="T6"><text:tab/><text:tab/><text:tab/></text:span><text:span text:style-name="T11">/* preconditions */</text:span></text:p><text:p text:style-name="CodeJavaP"><text:span text:style-name="T6"><text:tab/><text:tab/><text:tab/></text:span><text:span text:style-name="T5">assert</text:span><text:span text:style-name="T6"> Z.</text:span><text:span text:style-name="T7">forAll</text:span><text:span text:style-name="T6">(</text:span><text:span text:style-name="T8">teams</text:span><text:span text:style-name="T6">, </text:span><text:span text:style-name="T5">new</text:span><text:span text:style-name="T6"> ZPredicate1&lt;Team&gt;() {</text:span></text:p><text:p text:style-name="CodeJavaP"><text:span text:style-name="T6"><text:tab/><text:tab/><text:tab/><text:tab/></text:span><text:span text:style-name="T5">public</text:span><text:span text:style-name="T6"> </text:span><text:span text:style-name="T5">boolean</text:span><text:span text:style-name="T6"> predicate(Team t) {</text:span></text:p><text:p text:style-name="CodeJavaP"><text:span text:style-name="T6"><text:tab/><text:tab/><text:tab/><text:tab/><text:tab/></text:span><text:span text:style-name="T5">return</text:span><text:span text:style-name="T6"> t.</text:span><text:span text:style-name="T8">players</text:span><text:span text:style-name="T6">.intersection(team.</text:span><text:span text:style-name="T8">players</text:span><text:span text:style-name="T6">).isEmpty();</text:span></text:p><text:p text:style-name="CodeJavaP"><text:tab/><text:tab/><text:tab/><text:tab/>}</text:p><text:p text:style-name="CodeJavaP"><text:tab/><text:tab/><text:tab/>});</text:p><text:p text:style-name="CodeJavaP"><text:span text:style-name="T6"><text:tab/><text:tab/><text:tab/></text:span><text:span text:style-name="T5">assert</text:span><text:span text:style-name="T6"> !</text:span><text:span text:style-name="T8">teams</text:span><text:span text:style-name="T6">.isMember(team);</text:span></text:p><text:p text:style-name="CodeJavaP"/><text:p text:style-name="CodeJavaP"><text:span text:style-name="T6"><text:tab/><text:tab/><text:tab/></text:span><text:span text:style-name="T11">/* implementation */</text:span></text:p><text:p text:style-name="CodeJavaP"><text:tab/><text:tab/><text:tab/>teamsp.add(team);</text:p><text:p text:style-name="CodeJavaP"/><text:p text:style-name="CodeJavaP"><text:span text:style-name="T6"><text:tab/><text:tab/><text:tab/></text:span><text:span text:style-name="T11">/* postconditions */</text:span></text:p><text:p text:style-name="CodeJavaP"><text:span text:style-name="T6"><text:tab/><text:tab/><text:tab/></text:span><text:span text:style-name="T5">assert</text:span><text:span text:style-name="T6"> teamsp.equals(</text:span><text:span text:style-name="T8">teams</text:span><text:span text:style-name="T6">.union(Z.</text:span><text:span text:style-name="T7">Set</text:span><text:span text:style-name="T6">(team)));</text:span></text:p><text:p text:style-name="CodeJavaP"/><text:p text:style-name="CodeJavaP"><text:span text:style-name="T6"><text:tab/><text:tab/><text:tab/></text:span><text:span text:style-name="T11">/* finish */</text:span></text:p><text:p text:style-name="CodeJavaP"><text:span text:style-name="T6"><text:tab/><text:tab/><text:tab/></text:span><text:span text:style-name="T8">teams</text:span><text:span text:style-name="T6"> = teamsp;</text:span></text:p><text:p text:style-name="CodeJavaP"><text:span text:style-name="T6"><text:tab/><text:tab/><text:tab/></text:span><text:span text:style-name="T5">assert</text:span><text:span text:style-name="T6"> checkInvariants();</text:span></text:p><text:p text:style-name="P13"><text:tab/><text:tab/>}</text:p></draw:text-box></draw:frame><draw:frame draw:style-name="fr2" draw:name="Frame7" text:anchor-type="paragraph" svg:width="16.999cm" style:rel-width="100%" draw:z-index="6"><draw:text-box fo:min-height="0.42cm"><text:p text:style-name="P1"><text:span text:style-name="T1"></text:span><text:span text:style-name="T3">AddTeam</text:span><text:span text:style-name="T1">___________________________________<text:line-break/></text:span><text:span text:style-name="T3"> </text:span><text:span text:style-name="T10">D</text:span><text:span text:style-name="T3">League<text:line-break/></text:span><text:span text:style-name="T1"></text:span><text:span text:style-name="T3">team?: Team<text:line-break/></text:span><text:span text:style-name="T1"><text:line-break/></text:span><text:span text:style-name="T3"> </text:span><text:span text:style-name="T1">A</text:span><text:span text:style-name="T3">t: teams </text:span><text:span text:style-name="T1"></text:span><text:span text:style-name="T3"> t . players </text:span><text:span text:style-name="T2">I</text:span><text:span text:style-name="T3"> team? . players = </text:span><text:span text:style-name="T1">0</text:span><text:span text:style-name="T3"><text:line-break/></text:span><text:span text:style-name="T1"></text:span><text:span text:style-name="T3">team? </text:span><text:span text:style-name="T1"></text:span><text:span text:style-name="T3"> teams<text:line-break/></text:span><text:span text:style-name="T1"></text:span><text:span text:style-name="T3">teams' = teams </text:span><text:span text:style-name="T2">U</text:span><text:span text:style-name="T3"> {team?}<text:line-break/></text:span><text:span text:style-name="T1"></text:span></text:p></draw:text-box></draw:frame>The implementation of every operation follows the following pattern:</text:p>
      <text:list text:style-name="L1">
        <text:list-item>
          <text:p text:style-name="P14">Preparation: Make sure that the state invariants are assured and copy all variables that are about to be modified by this operation. We need to copy this variables to make be able to compare the original and the modified variable in the postconditions.</text:p>
        </text:list-item>
        <text:list-item>
          <text:p text:style-name="P14">Preconditions: Check all preconditions via assert-statements.</text:p>
        </text:list-item>
        <text:list-item>
          <text:p text:style-name="P14">Implementation: Do whatever this operation is supposed to do.</text:p>
        </text:list-item>
        <text:list-item>
          <text:p text:style-name="P14">Postcondition: Check all postconditions via assert-statements. Post conditions usually compare the modified variables with the unmodified ones to ensure that the implantation has has done it's job correctly.</text:p>
        </text:list-item>
        <text:list-item>
          <text:p text:style-name="P14">Finish: Copy the modified variables back to the the Statespace and check <text:s/>if all state invariants are still fulfilled.</text:p>
        </text:list-item>
      </text:list>
      <text:h text:style-name="P7" text:outline-level="2" text:is-list-header="true">Commandline-based User Interface</text:h>
      <text:p text:style-name="Text_20_body"><draw:frame draw:style-name="fr4" draw:name="Frame9" text:anchor-type="paragraph" svg:width="16.999cm" style:rel-width="100%" draw:z-index="8"><draw:text-box fo:min-height="0.42cm"><text:p text:style-name="CodeJavaP"><text:span text:style-name="T6"><text:tab/></text:span><text:span text:style-name="T5">public</text:span><text:span text:style-name="T6"> </text:span><text:span text:style-name="T5">static</text:span><text:span text:style-name="T6"> </text:span><text:span text:style-name="T5">void</text:span><text:span text:style-name="T6"> main(String[] args) {</text:span></text:p><text:p text:style-name="CodeJavaP"><text:span text:style-name="T6"><text:tab/><text:tab/>ZShellUI ui = </text:span><text:span text:style-name="T5">new</text:span><text:span text:style-name="T6"> ZShellUI();</text:span></text:p><text:p text:style-name="CodeJavaP"><text:span text:style-name="T6"><text:tab/><text:tab/>League league = </text:span><text:span text:style-name="T5">new</text:span><text:span text:style-name="T6"> League();</text:span></text:p><text:p text:style-name="CodeJavaP"><text:tab/><text:tab/><text:span text:style-name="T12">createTestData</text:span>(league);</text:p><text:p text:style-name="CodeJavaP"><text:tab/><text:tab/>ui.setZClass(league);</text:p><text:p text:style-name="CodeJavaP"><text:tab/><text:tab/>ui.runShell();</text:p><text:p text:style-name="P13"><text:tab/>}</text:p></draw:text-box></draw:frame>Yes, that is really everything you have to implement for a Commandline-based user interface (CLI). Create a instance of ZShellUI, tell it which class to inspect and call runShell(). The CLI looks like this:</text:p>
      <text:p text:style-name="Text_20_body"><draw:frame draw:style-name="fr4" draw:name="Frame10" text:anchor-type="paragraph" svg:width="16.999cm" style:rel-width="100%" draw:z-index="9"><draw:text-box fo:min-height="0.42cm"><text:p text:style-name="CodeJavaP">Commands for Class League: </text:p><text:p text:style-name="CodeJavaP"><text:s text:c="2"/>Viewable Variables:</text:p><text:p text:style-name="CodeJavaP"><text:s text:c="4"/>v0: ZSet teams</text:p><text:p text:style-name="CodeJavaP"><text:s text:c="2"/>Executable Operations:</text:p><text:p text:style-name="CodeJavaP"><text:s text:c="4"/>o0: checkInvariants</text:p><text:p text:style-name="CodeJavaP"><text:s text:c="4"/>o1: addTeam &lt;Team&gt;</text:p><text:p text:style-name="CodeJavaP"><text:s text:c="4"/>o2: deleteTeam &lt;Team&gt;</text:p><text:p text:style-name="CodeJavaP"><text:s text:c="4"/>o3: deletePlayer &lt;PLAYER&gt;</text:p><text:p text:style-name="CodeJavaP"><text:s text:c="4"/>o4: getPlayerCountForTeam &lt;String&gt;</text:p><text:p text:style-name="CodeJavaP"><text:s text:c="4"/>o5: getPlayerCount</text:p><text:p text:style-name="CodeJavaP"><text:s text:c="2"/>Other Commands:</text:p><text:p text:style-name="CodeJavaP"><text:s text:c="4"/>h: Print this help</text:p><text:p text:style-name="CodeJavaP"><text:s text:c="4"/>e: Print last exception</text:p><text:p text:style-name="P13"><text:s text:c="4"/>q: Quit</text:p></draw:text-box></draw:frame>The class <text:span text:style-name="T6">ZShellUI uses Java-reflection to determine the public variables and methods implemented by the class that is supplied to setZClass(). Typing the command “v0” will list all items of the variable “teams”. Operations can be called by “o&lt;number&gt;” or the full name of the operation.</text:span></text:p>
      <text:p text:style-name="P3"/>
      <text:p text:style-name="P3">Further valid commands are:</text:p>
      <text:p text:style-name="P2"><draw:frame draw:style-name="fr4" draw:name="Frame11" text:anchor-type="paragraph" svg:width="16.999cm" style:rel-width="100%" draw:z-index="10"><draw:text-box fo:min-height="0.42cm"><text:p text:style-name="CodeJavaP">addTeam "My Team"</text:p><text:p text:style-name="CodeJavaP">deleteTeam "My Team"</text:p><text:p text:style-name="CodeJavaP">o2 Thomas</text:p><text:p text:style-name="CodeJavaP">o4 Lions</text:p><text:p text:style-name="CodeJavaP">getPlayerCount</text:p></draw:text-box></draw:frame></text:p>
      <text:h text:style-name="P8" text:outline-level="2">Create Testdata</text:h>
      <text:p text:style-name="Text_20_body"><draw:frame draw:style-name="fr4" draw:name="Frame12" text:anchor-type="paragraph" svg:width="16.999cm" style:rel-width="100%" draw:z-index="11"><draw:text-box fo:min-height="0.42cm"><text:p text:style-name="CodeJavaP"><text:span text:style-name="T6"><text:tab/></text:span><text:span text:style-name="T5">private</text:span><text:span text:style-name="T6"> </text:span><text:span text:style-name="T5">static</text:span><text:span text:style-name="T6"> </text:span><text:span text:style-name="T5">void</text:span><text:span text:style-name="T6"> createTestData(League l) {</text:span></text:p><text:p text:style-name="CodeJavaP"><text:span text:style-name="T6"><text:tab/><text:tab/>Team t1 = ZPrimitive.</text:span><text:span text:style-name="T7">getInstance</text:span><text:span text:style-name="T6">(Team.</text:span><text:span text:style-name="T5">class</text:span><text:span text:style-name="T6">, </text:span><text:span text:style-name="T9">"Sharks"</text:span><text:span text:style-name="T6">);</text:span></text:p><text:p text:style-name="CodeJavaP"><text:span text:style-name="T6"><text:tab/><text:tab/>Team t2 = ZPrimitive.</text:span><text:span text:style-name="T7">getInstance</text:span><text:span text:style-name="T6">(Team.</text:span><text:span text:style-name="T5">class</text:span><text:span text:style-name="T6">, </text:span><text:span text:style-name="T9">"Lions"</text:span><text:span text:style-name="T6">);</text:span></text:p><text:p text:style-name="CodeJavaP"><text:span text:style-name="T6"><text:tab/><text:tab/>Team t3 = ZPrimitive.</text:span><text:span text:style-name="T7">getInstance</text:span><text:span text:style-name="T6">(Team.</text:span><text:span text:style-name="T5">class</text:span><text:span text:style-name="T6">, </text:span><text:span text:style-name="T9">"Bears"</text:span><text:span text:style-name="T6">);</text:span></text:p><text:p text:style-name="CodeJavaP"><text:span text:style-name="T6"><text:tab/><text:tab/>t1.</text:span><text:span text:style-name="T8">players</text:span><text:span text:style-name="T6">.add(ZPrimitive.</text:span><text:span text:style-name="T7">getInstance</text:span><text:span text:style-name="T6">(PLAYER.</text:span><text:span text:style-name="T5">class</text:span><text:span text:style-name="T6">, </text:span><text:span text:style-name="T9">"Fritz Meyer"</text:span><text:span text:style-name="T6">));</text:span></text:p><text:p text:style-name="CodeJavaP"><text:span text:style-name="T6"><text:tab/><text:tab/>t1.</text:span><text:span text:style-name="T8">players</text:span><text:span text:style-name="T6">.add(ZPrimitive.</text:span><text:span text:style-name="T7">getInstance</text:span><text:span text:style-name="T6">(PLAYER.</text:span><text:span text:style-name="T5">class</text:span><text:span text:style-name="T6">, </text:span><text:span text:style-name="T9">"Max Mustermann"</text:span><text:span text:style-name="T6">));</text:span></text:p><text:p text:style-name="CodeJavaP"><text:span text:style-name="T6"><text:tab/><text:tab/>t1.</text:span><text:span text:style-name="T8">players</text:span><text:span text:style-name="T6">.add(ZPrimitive.</text:span><text:span text:style-name="T7">getInstance</text:span><text:span text:style-name="T6">(PLAYER.</text:span><text:span text:style-name="T5">class</text:span><text:span text:style-name="T6">, </text:span><text:span text:style-name="T9">"John Doe"</text:span><text:span text:style-name="T6">));</text:span></text:p><text:p text:style-name="CodeJavaP"><text:span text:style-name="T6"><text:tab/><text:tab/>t2.</text:span><text:span text:style-name="T8">players</text:span><text:span text:style-name="T6">.add(ZPrimitive.</text:span><text:span text:style-name="T7">getInstance</text:span><text:span text:style-name="T6">(PLAYER.</text:span><text:span text:style-name="T5">class</text:span><text:span text:style-name="T6">, </text:span><text:span text:style-name="T9">"Fritz"</text:span><text:span text:style-name="T6">));</text:span></text:p><text:p text:style-name="CodeJavaP"><text:span text:style-name="T6"><text:tab/><text:tab/>t2.</text:span><text:span text:style-name="T8">players</text:span><text:span text:style-name="T6">.add(ZPrimitive.</text:span><text:span text:style-name="T7">getInstance</text:span><text:span text:style-name="T6">(PLAYER.</text:span><text:span text:style-name="T5">class</text:span><text:span text:style-name="T6">, </text:span><text:span text:style-name="T9">"Hans"</text:span><text:span text:style-name="T6">));</text:span></text:p><text:p text:style-name="CodeJavaP"><text:span text:style-name="T6"><text:tab/><text:tab/>t3.</text:span><text:span text:style-name="T8">players</text:span><text:span text:style-name="T6">.add(ZPrimitive.</text:span><text:span text:style-name="T7">getInstance</text:span><text:span text:style-name="T6">(PLAYER.</text:span><text:span text:style-name="T5">class</text:span><text:span text:style-name="T6">, </text:span><text:span text:style-name="T9">"Thomas"</text:span><text:span text:style-name="T6">));</text:span></text:p><text:p text:style-name="CodeJavaP"><text:span text:style-name="T6"><text:tab/><text:tab/>t3.</text:span><text:span text:style-name="T8">players</text:span><text:span text:style-name="T6">.add(ZPrimitive.</text:span><text:span text:style-name="T7">getInstance</text:span><text:span text:style-name="T6">(PLAYER.</text:span><text:span text:style-name="T5">class</text:span><text:span text:style-name="T6">, </text:span><text:span text:style-name="T9">"Michael"</text:span><text:span text:style-name="T6">));</text:span></text:p><text:p text:style-name="CodeJavaP"><text:span text:style-name="T6"><text:tab/><text:tab/>l.</text:span><text:span text:style-name="T8">teams</text:span><text:span text:style-name="T6">.add(t1);</text:span></text:p><text:p text:style-name="CodeJavaP"><text:span text:style-name="T6"><text:tab/><text:tab/>l.</text:span><text:span text:style-name="T8">teams</text:span><text:span text:style-name="T6">.add(t2);</text:span></text:p><text:p text:style-name="CodeJavaP"><text:span text:style-name="T6"><text:tab/><text:tab/>l.</text:span><text:span text:style-name="T8">teams</text:span><text:span text:style-name="T6">.add(t3);</text:span></text:p><text:p text:style-name="P13"><text:tab/>}</text:p></draw:text-box></draw:frame>Creating testdata might look like this. It is important to notice that descendants of ZPrimitive are only instantiated by ZPrimitive.getInstance(&lt;Class&gt;, &lt;Name&gt;). This makes sure that for every name only one instance of an object exists.</text:p>
      <text:h text:style-name="P7" text:outline-level="2">Further Example Operations</text:h>
      <text:h text:style-name="Heading_20_3" text:outline-level="3">deleteTeam</text:h>
      <text:p text:style-name="P6"><draw:frame draw:style-name="fr1" draw:name="Frame14" text:anchor-type="paragraph" svg:x="0cm" svg:y="4.352cm" svg:width="16.999cm" style:rel-width="100%" draw:z-index="13"><draw:text-box fo:min-height="0.42cm"><text:p text:style-name="CodeJavaP"><text:span text:style-name="T6"><text:tab/><text:tab/></text:span><text:span text:style-name="T5">public</text:span><text:span text:style-name="T6"> </text:span><text:span text:style-name="T5">void</text:span><text:span text:style-name="T6"> deleteTeam(Team team) {</text:span></text:p><text:p text:style-name="CodeJavaP"><text:span text:style-name="T6"><text:tab/><text:tab/><text:tab/></text:span><text:span text:style-name="T11">/* preparation */</text:span></text:p><text:p text:style-name="CodeJavaP"><text:span text:style-name="T6"><text:tab/><text:tab/><text:tab/></text:span><text:span text:style-name="T5">assert</text:span><text:span text:style-name="T6"> checkInvariants();</text:span></text:p><text:p text:style-name="CodeJavaP"><text:span text:style-name="T6"><text:tab/><text:tab/><text:tab/>ZSet&lt;Team&gt; teamsp = </text:span><text:span text:style-name="T8">teams</text:span><text:span text:style-name="T6">.clone();</text:span></text:p><text:p text:style-name="CodeJavaP"/><text:p text:style-name="CodeJavaP"><text:span text:style-name="T6"><text:tab/><text:tab/><text:tab/></text:span><text:span text:style-name="T11">/* preconditions */</text:span></text:p><text:p text:style-name="CodeJavaP"><text:span text:style-name="T6"><text:tab/><text:tab/><text:tab/></text:span><text:span text:style-name="T11">/* none */</text:span></text:p><text:p text:style-name="CodeJavaP"/><text:p text:style-name="CodeJavaP"><text:span text:style-name="T6"><text:tab/><text:tab/><text:tab/></text:span><text:span text:style-name="T11">/* implementation */</text:span></text:p><text:p text:style-name="CodeJavaP"><text:tab/><text:tab/><text:tab/>teamsp.remove(team);</text:p><text:p text:style-name="CodeJavaP"/><text:p text:style-name="CodeJavaP"><text:span text:style-name="T6"><text:tab/><text:tab/><text:tab/></text:span><text:span text:style-name="T11">/* postconditions */</text:span></text:p><text:p text:style-name="CodeJavaP"><text:span text:style-name="T6"><text:tab/><text:tab/><text:tab/></text:span><text:span text:style-name="T5">assert</text:span><text:span text:style-name="T6"> teamsp.equals(</text:span><text:span text:style-name="T8">teams</text:span><text:span text:style-name="T6">.substract((Z.</text:span><text:span text:style-name="T7">Set</text:span><text:span text:style-name="T6">(team))));</text:span></text:p><text:p text:style-name="CodeJavaP"/><text:p text:style-name="CodeJavaP"><text:span text:style-name="T6"><text:tab/><text:tab/><text:tab/></text:span><text:span text:style-name="T11">/* finish */</text:span></text:p><text:p text:style-name="CodeJavaP"><text:span text:style-name="T6"><text:tab/><text:tab/><text:tab/></text:span><text:span text:style-name="T8">teams</text:span><text:span text:style-name="T6"> = teamsp;</text:span></text:p><text:p text:style-name="CodeJavaP"><text:span text:style-name="T6"><text:tab/><text:tab/><text:tab/></text:span><text:span text:style-name="T5">assert</text:span><text:span text:style-name="T6"> checkInvariants();</text:span></text:p><text:p text:style-name="P13"><text:tab/><text:tab/>}</text:p></draw:text-box></draw:frame><draw:frame draw:style-name="fr2" draw:name="Frame13" text:anchor-type="paragraph" svg:width="16.999cm" style:rel-width="100%" draw:z-index="12"><draw:text-box fo:min-height="0.42cm"><text:p text:style-name="P1"><text:span text:style-name="T1"></text:span><text:span text:style-name="T3">DeleteTeam </text:span><text:span text:style-name="T1">_________________________________<text:line-break/></text:span><text:span text:style-name="T10">D</text:span><text:span text:style-name="T3">League<text:line-break/></text:span><text:span text:style-name="T1"></text:span><text:span text:style-name="T3">team?: Team<text:line-break/></text:span><text:span text:style-name="T1"><text:line-break/></text:span><text:span text:style-name="T3">teams' = teams \ </text:span><text:span text:style-name="T1">{</text:span><text:span text:style-name="T3">team?</text:span><text:span text:style-name="T1">}<text:line-break/></text:span></text:p></draw:text-box></draw:frame></text:p>
      <text:h text:style-name="P9" text:outline-level="3">deletePlayer</text:h>
      <text:p text:style-name="Text_20_body"><draw:frame draw:style-name="fr1" draw:name="Frame16" text:anchor-type="paragraph" svg:x="0cm" svg:y="7.31cm" svg:width="16.999cm" style:rel-width="100%" draw:z-index="15"><draw:text-box fo:min-height="0.42cm"><text:p text:style-name="CodeJavaP"><text:span text:style-name="T6"><text:tab/><text:tab/></text:span><text:span text:style-name="T5">public</text:span><text:span text:style-name="T6"> </text:span><text:span text:style-name="T5">void</text:span><text:span text:style-name="T6"> deletePlayer(</text:span><text:span text:style-name="T5">final</text:span><text:span text:style-name="T6"> PLAYER player) {</text:span></text:p><text:p text:style-name="CodeJavaP"><text:span text:style-name="T6"><text:tab/><text:tab/><text:tab/></text:span><text:span text:style-name="T11">/* preparation */</text:span></text:p><text:p text:style-name="CodeJavaP"><text:span text:style-name="T6"><text:tab/><text:tab/><text:tab/></text:span><text:span text:style-name="T5">assert</text:span><text:span text:style-name="T6"> checkInvariants();</text:span></text:p><text:p text:style-name="CodeJavaP"><text:span text:style-name="T6"><text:tab/><text:tab/><text:tab/></text:span><text:span text:style-name="T5">final</text:span><text:span text:style-name="T6"> ZSet&lt;Team&gt; teamsp = </text:span><text:span text:style-name="T8">teams</text:span><text:span text:style-name="T6">.clone();</text:span></text:p><text:p text:style-name="CodeJavaP"/><text:p text:style-name="CodeJavaP"><text:span text:style-name="T6"><text:tab/><text:tab/><text:tab/></text:span><text:span text:style-name="T11">/* preconditions */</text:span></text:p><text:p text:style-name="CodeJavaP"><text:span text:style-name="T6"><text:tab/><text:tab/><text:tab/></text:span><text:span text:style-name="T11">/* none */</text:span></text:p><text:p text:style-name="CodeJavaP"/><text:p text:style-name="CodeJavaP"><text:span text:style-name="T6"><text:tab/><text:tab/><text:tab/></text:span><text:span text:style-name="T11">/* implementation */</text:span></text:p><text:p text:style-name="CodeJavaP"><text:span text:style-name="T6"><text:tab/><text:tab/><text:tab/></text:span><text:span text:style-name="T5">for</text:span><text:span text:style-name="T6"> (Team t : teamsp)</text:span></text:p><text:p text:style-name="CodeJavaP"><text:span text:style-name="T6"><text:tab/><text:tab/><text:tab/><text:tab/></text:span><text:span text:style-name="T5">if</text:span><text:span text:style-name="T6"> (t.</text:span><text:span text:style-name="T8">players</text:span><text:span text:style-name="T6">.isMember(player))</text:span></text:p><text:p text:style-name="CodeJavaP"><text:span text:style-name="T6"><text:tab/><text:tab/><text:tab/><text:tab/><text:tab/>t.</text:span><text:span text:style-name="T8">players</text:span><text:span text:style-name="T6">.remove(player);</text:span></text:p><text:p text:style-name="CodeJavaP"/><text:p text:style-name="CodeJavaP"><text:span text:style-name="T6"><text:tab/><text:tab/><text:tab/></text:span><text:span text:style-name="T11">/* postconditions */</text:span></text:p><text:p text:style-name="CodeJavaP"><text:span text:style-name="T6"><text:tab/><text:tab/><text:tab/>Z.</text:span><text:span text:style-name="T7">exists</text:span><text:span text:style-name="T6">(</text:span><text:span text:style-name="T8">teams</text:span><text:span text:style-name="T6">, </text:span><text:span text:style-name="T5">new</text:span><text:span text:style-name="T6"> ZPredicate1&lt;Team&gt;() {</text:span></text:p><text:p text:style-name="CodeJavaP"><text:span text:style-name="T6"><text:tab/><text:tab/><text:tab/><text:tab/></text:span><text:span text:style-name="T5">public</text:span><text:span text:style-name="T6"> </text:span><text:span text:style-name="T5">boolean</text:span><text:span text:style-name="T6"> condition(Team t) {</text:span></text:p><text:p text:style-name="CodeJavaP"><text:span text:style-name="T6"><text:tab/><text:tab/><text:tab/><text:tab/><text:tab/></text:span><text:span text:style-name="T5">return</text:span><text:span text:style-name="T6"> t.</text:span><text:span text:style-name="T8">players</text:span><text:span text:style-name="T6">.isMember(player);</text:span></text:p><text:p text:style-name="CodeJavaP"><text:tab/><text:tab/><text:tab/><text:tab/>}</text:p><text:p text:style-name="CodeJavaP"/><text:p text:style-name="CodeJavaP"><text:span text:style-name="T6"><text:tab/><text:tab/><text:tab/><text:tab/></text:span><text:span text:style-name="T5">public</text:span><text:span text:style-name="T6"> </text:span><text:span text:style-name="T5">boolean</text:span><text:span text:style-name="T6"> predicate(Team t) {</text:span></text:p><text:p text:style-name="CodeJavaP"><text:span text:style-name="T6"><text:tab/><text:tab/><text:tab/><text:tab/><text:tab/>Team n = ZPrimitive.</text:span><text:span text:style-name="T7">getAnonymousInstance</text:span><text:span text:style-name="T6">(Team.</text:span><text:span text:style-name="T5">class</text:span><text:span text:style-name="T6">, t</text:span></text:p><text:p text:style-name="CodeJavaP"><text:tab/><text:tab/><text:tab/><text:tab/><text:tab/><text:tab/><text:tab/>.getName());</text:p><text:p text:style-name="CodeJavaP"><text:span text:style-name="T6"><text:tab/><text:tab/><text:tab/><text:tab/><text:tab/>n.</text:span><text:span text:style-name="T8">players</text:span><text:span text:style-name="T6"> = t.</text:span><text:span text:style-name="T8">players</text:span><text:span text:style-name="T6">.difference(Z.</text:span><text:span text:style-name="T7">Set</text:span><text:span text:style-name="T6">(player));</text:span></text:p><text:p text:style-name="CodeJavaP"><text:span text:style-name="T6"><text:tab/><text:tab/><text:tab/><text:tab/><text:tab/></text:span><text:span text:style-name="T5">return</text:span><text:span text:style-name="T6"> teamsp.equals(</text:span><text:span text:style-name="T8">teams</text:span><text:span text:style-name="T6">.difference(Z.</text:span><text:span text:style-name="T7">Set</text:span><text:span text:style-name="T6">(t).union(</text:span></text:p><text:p text:style-name="CodeJavaP"><text:tab/><text:tab/><text:tab/><text:tab/><text:tab/><text:tab/><text:tab/>Z.<text:span text:style-name="T12">Set</text:span>(n))));</text:p><text:p text:style-name="CodeJavaP"><text:tab/><text:tab/><text:tab/><text:tab/>}</text:p><text:p text:style-name="CodeJavaP"><text:tab/><text:tab/><text:tab/>});</text:p><text:p text:style-name="CodeJavaP"/><text:p text:style-name="CodeJavaP"><text:span text:style-name="T6"><text:tab/><text:tab/><text:tab/></text:span><text:span text:style-name="T11">/* finish */</text:span></text:p><text:p text:style-name="CodeJavaP"><text:span text:style-name="T6"><text:tab/><text:tab/><text:tab/></text:span><text:span text:style-name="T8">teams</text:span><text:span text:style-name="T6"> = teamsp;</text:span></text:p><text:p text:style-name="CodeJavaP"><text:span text:style-name="T6"><text:tab/><text:tab/><text:tab/></text:span><text:span text:style-name="T5">assert</text:span><text:span text:style-name="T6"> checkInvariants();</text:span></text:p><text:p text:style-name="P13"><text:tab/><text:tab/>}</text:p></draw:text-box></draw:frame><draw:frame draw:style-name="fr2" draw:name="Frame15" text:anchor-type="paragraph" svg:width="16.999cm" style:rel-width="100%" draw:z-index="14"><draw:text-box fo:min-height="0.42cm"><text:p text:style-name="P1"><text:span text:style-name="T1"></text:span><text:span text:style-name="T3">DeletePlayer </text:span><text:span text:style-name="T1">________________________________<text:line-break/></text:span><text:span text:style-name="T3"> </text:span><text:span text:style-name="T10">D</text:span><text:span text:style-name="T3">League<text:line-break/></text:span><text:span text:style-name="T1"></text:span><text:span text:style-name="T3">player?: PLAYER<text:line-break/></text:span><text:span text:style-name="T1"><text:line-break/></text:span><text:span text:style-name="T3"> </text:span><text:span text:style-name="T1">E</text:span><text:span text:style-name="T3">t: teams | player? </text:span><text:span text:style-name="T1">e</text:span><text:span text:style-name="T3"> t . players<text:line-break/></text:span><text:span text:style-name="T1"></text:span><text:span text:style-name="T3"> <text:s text:c="2"/></text:span><text:span text:style-name="T1"></text:span><text:span text:style-name="T3"> teams'<text:line-break/></text:span><text:span text:style-name="T1"></text:span><text:span text:style-name="T3"> <text:s text:c="6"/>= teams \ {t}<text:line-break/></text:span><text:span text:style-name="T1"></text:span><text:span text:style-name="T3"> <text:s text:c="8"/></text:span><text:span text:style-name="T2">U</text:span><text:span text:style-name="T3"> { n: Team<text:line-break/></text:span><text:span text:style-name="T1"></text:span><text:span text:style-name="T3"> <text:s text:c="14"/>| n . name = t . name<text:line-break/></text:span><text:span text:style-name="T1"></text:span><text:span text:style-name="T3"> <text:s text:c="16"/></text:span><text:span text:style-name="T1"></text:span><text:span text:style-name="T3"> n . players = t . players \ {player?} }<text:line-break/></text:span><text:span text:style-name="T1"></text:span></text:p></draw:text-box></draw:frame></text:p>
      <text:p text:style-name="Standard"/>
      <text:h text:style-name="P9" text:outline-level="3">getPlayerCountForTeam</text:h>
      <text:p text:style-name="Text_20_body"><draw:frame draw:style-name="fr2" draw:name="Frame17" text:anchor-type="paragraph" svg:width="16.999cm" style:rel-width="100%" draw:z-index="16"><draw:text-box fo:min-height="0.42cm"><text:p text:style-name="P1"><text:span text:style-name="T1"></text:span><text:span text:style-name="T3">GetPlayerCountForTeam</text:span><text:span text:style-name="T1">____________________________<text:line-break/></text:span><text:span text:style-name="T10">D</text:span><text:span text:style-name="T3">League<text:line-break/></text:span><text:span text:style-name="T1"></text:span><text:span text:style-name="T3">teamname: NAME<text:line-break/></text:span><text:span text:style-name="T1"></text:span><text:span text:style-name="T3">count!: </text:span><text:span text:style-name="T1">N</text:span><text:span text:style-name="T3"><text:line-break/></text:span><text:span text:style-name="T1"><text:line-break/></text:span><text:span text:style-name="T3">t: teams </text:span><text:span text:style-name="T1">| </text:span><text:span text:style-name="T3">t . name = teamname </text:span><text:span text:style-name="T1"></text:span><text:span text:style-name="T3">count! = # t . players<text:line-break/></text:span><text:span text:style-name="T1"></text:span></text:p></draw:text-box></draw:frame><draw:frame draw:style-name="fr1" draw:name="Frame18" text:anchor-type="paragraph" svg:x="0cm" svg:y="5.399cm" svg:width="16.999cm" style:rel-width="100%" draw:z-index="17"><draw:text-box fo:min-height="0.42cm"><text:p text:style-name="CodeJavaP"><text:span text:style-name="T6"><text:tab/><text:tab/></text:span><text:span text:style-name="T5">public</text:span><text:span text:style-name="T6"> </text:span><text:span text:style-name="T5">int</text:span><text:span text:style-name="T6"> getPlayerCountForTeam(</text:span><text:span text:style-name="T5">final</text:span><text:span text:style-name="T6"> String teamname) {</text:span></text:p><text:p text:style-name="CodeJavaP"><text:span text:style-name="T6"><text:tab/><text:tab/><text:tab/></text:span><text:span text:style-name="T11">/* preparation */</text:span></text:p><text:p text:style-name="CodeJavaP"><text:span text:style-name="T6"><text:tab/><text:tab/><text:tab/></text:span><text:span text:style-name="T5">assert</text:span><text:span text:style-name="T6"> checkInvariants();</text:span></text:p><text:p text:style-name="CodeJavaP"><text:span text:style-name="T6"><text:tab/><text:tab/><text:tab/></text:span><text:span text:style-name="T5">final</text:span><text:span text:style-name="T6"> </text:span><text:span text:style-name="T5">int</text:span><text:span text:style-name="T6"> count;</text:span></text:p><text:p text:style-name="CodeJavaP"/><text:p text:style-name="CodeJavaP"><text:span text:style-name="T6"><text:tab/><text:tab/><text:tab/></text:span><text:span text:style-name="T11">/* preconditions */</text:span></text:p><text:p text:style-name="CodeJavaP"><text:span text:style-name="T6"><text:tab/><text:tab/><text:tab/></text:span><text:span text:style-name="T11">/* none */</text:span></text:p><text:p text:style-name="CodeJavaP"/><text:p text:style-name="CodeJavaP"><text:span text:style-name="T6"><text:tab/><text:tab/><text:tab/></text:span><text:span text:style-name="T11">/* implementation */</text:span></text:p><text:p text:style-name="CodeJavaP"><text:span text:style-name="T6"><text:tab/><text:tab/><text:tab/>count = ZPrimitive.</text:span><text:span text:style-name="T7">getInstance</text:span><text:span text:style-name="T6">(Team.</text:span><text:span text:style-name="T5">class</text:span><text:span text:style-name="T6">, teamname).</text:span><text:span text:style-name="T8">players</text:span></text:p><text:p text:style-name="CodeJavaP"><text:tab/><text:tab/><text:tab/><text:tab/><text:tab/>.cardinality();</text:p><text:p text:style-name="CodeJavaP"/><text:p text:style-name="CodeJavaP"><text:span text:style-name="T6"><text:tab/><text:tab/><text:tab/></text:span><text:span text:style-name="T11">/* postconditions */</text:span></text:p><text:p text:style-name="CodeJavaP"><text:span text:style-name="T6"><text:tab/><text:tab/><text:tab/></text:span><text:span text:style-name="T5">assert</text:span><text:span text:style-name="T6"> Z.</text:span><text:span text:style-name="T7">exists</text:span><text:span text:style-name="T6">(</text:span><text:span text:style-name="T8">teams</text:span><text:span text:style-name="T6">, </text:span><text:span text:style-name="T5">new</text:span><text:span text:style-name="T6"> ZPredicate1&lt;Team&gt;() {</text:span></text:p><text:p text:style-name="CodeJavaP"><text:span text:style-name="T6"><text:tab/><text:tab/><text:tab/><text:tab/></text:span><text:span text:style-name="T5">public</text:span><text:span text:style-name="T6"> </text:span><text:span text:style-name="T5">boolean</text:span><text:span text:style-name="T6"> condition(Team t) {</text:span></text:p><text:p text:style-name="CodeJavaP"><text:span text:style-name="T6"><text:tab/><text:tab/><text:tab/><text:tab/><text:tab/></text:span><text:span text:style-name="T5">return</text:span><text:span text:style-name="T6"> t.getName().equals(teamname);</text:span></text:p><text:p text:style-name="CodeJavaP"><text:tab/><text:tab/><text:tab/><text:tab/>}</text:p><text:p text:style-name="CodeJavaP"/><text:p text:style-name="CodeJavaP"><text:span text:style-name="T6"><text:tab/><text:tab/><text:tab/><text:tab/></text:span><text:span text:style-name="T5">public</text:span><text:span text:style-name="T6"> </text:span><text:span text:style-name="T5">boolean</text:span><text:span text:style-name="T6"> predicate(Team t) {</text:span></text:p><text:p text:style-name="CodeJavaP"><text:span text:style-name="T6"><text:tab/><text:tab/><text:tab/><text:tab/><text:tab/></text:span><text:span text:style-name="T5">return</text:span><text:span text:style-name="T6"> count == t.</text:span><text:span text:style-name="T8">players</text:span><text:span text:style-name="T6">.cardinality();</text:span></text:p><text:p text:style-name="CodeJavaP"><text:tab/><text:tab/><text:tab/><text:tab/>}</text:p><text:p text:style-name="CodeJavaP"><text:tab/><text:tab/><text:tab/>});</text:p><text:p text:style-name="CodeJavaP"/><text:p text:style-name="CodeJavaP"><text:span text:style-name="T6"><text:tab/><text:tab/><text:tab/></text:span><text:span text:style-name="T11">/* finish */</text:span></text:p><text:p text:style-name="CodeJavaP"><text:span text:style-name="T6"><text:tab/><text:tab/><text:tab/></text:span><text:span text:style-name="T5">assert</text:span><text:span text:style-name="T6"> checkInvariants();</text:span></text:p><text:p text:style-name="CodeJavaP"><text:span text:style-name="T6"><text:tab/><text:tab/><text:tab/></text:span><text:span text:style-name="T5">return</text:span><text:span text:style-name="T6"> count;</text:span></text:p><text:p text:style-name="P13"><text:tab/><text:tab/>}</text:p></draw:text-box></draw:frame></text:p>
      <text:p text:style-name="Text_20_body"/>
      <text:h text:style-name="P9" text:outline-level="3">getPlayerCount</text:h>
      <text:p text:style-name="Text_20_body"><draw:frame draw:style-name="fr2" draw:name="Frame19" text:anchor-type="paragraph" svg:width="16.999cm" style:rel-width="100%" draw:z-index="18"><draw:text-box fo:min-height="0.42cm"><text:p text:style-name="Standard"><text:span text:style-name="T1"></text:span><text:span text:style-name="T3">GetPlayerCount </text:span><text:span text:style-name="T1">_______________________________<text:line-break/></text:span><text:span text:style-name="T10">D</text:span><text:span text:style-name="T3">League<text:line-break/></text:span><text:span text:style-name="T1"></text:span><text:span text:style-name="T3">count!: </text:span><text:span text:style-name="T1">N</text:span><text:span text:style-name="T3"><text:line-break/></text:span><text:span text:style-name="T1"><text:line-break/></text:span><text:span text:style-name="T3">count! = # </text:span><text:span text:style-name="T1">{ </text:span><text:span text:style-name="T3">p: PLAYER; t: teams </text:span><text:span text:style-name="T1">| </text:span><text:span text:style-name="T3">p </text:span><text:span text:style-name="T1">e</text:span><text:span text:style-name="T3"> t . players </text:span><text:span text:style-name="T1"></text:span><text:span text:style-name="T3">p</text:span><text:span text:style-name="T1"> }<text:line-break/></text:span></text:p></draw:text-box></draw:frame></text:p>
      <text:p text:style-name="Text_20_body"><draw:frame draw:style-name="fr4" draw:name="Frame20" text:anchor-type="paragraph" svg:width="16.999cm" style:rel-width="100%" draw:z-index="19"><draw:text-box fo:min-height="0.42cm"><text:p text:style-name="CodeJavaP"><text:span text:style-name="T6"><text:tab/><text:tab/></text:span><text:span text:style-name="T5">public</text:span><text:span text:style-name="T6"> </text:span><text:span text:style-name="T5">int</text:span><text:span text:style-name="T6"> getPlayerCount() {</text:span></text:p><text:p text:style-name="CodeJavaP"><text:span text:style-name="T6"><text:tab/><text:tab/><text:tab/></text:span><text:span text:style-name="T11">/* preparation */</text:span></text:p><text:p text:style-name="CodeJavaP"><text:span text:style-name="T6"><text:tab/><text:tab/><text:tab/></text:span><text:span text:style-name="T5">final</text:span><text:span text:style-name="T6"> </text:span><text:span text:style-name="T5">int</text:span><text:span text:style-name="T6"> count;</text:span></text:p><text:p text:style-name="CodeJavaP"><text:span text:style-name="T6"><text:tab/><text:tab/><text:tab/></text:span><text:span text:style-name="T5">assert</text:span><text:span text:style-name="T6"> checkInvariants();</text:span></text:p><text:p text:style-name="CodeJavaP"><text:span text:style-name="T6"><text:tab/><text:tab/><text:tab/></text:span><text:span text:style-name="T11">/* preconditions */</text:span></text:p><text:p text:style-name="CodeJavaP"><text:span text:style-name="T6"><text:tab/><text:tab/><text:tab/></text:span><text:span text:style-name="T11">/* none */</text:span></text:p><text:p text:style-name="CodeJavaP"/><text:p text:style-name="CodeJavaP"><text:span text:style-name="T6"><text:tab/><text:tab/><text:tab/></text:span><text:span text:style-name="T11">/* implementation */</text:span></text:p><text:p text:style-name="CodeJavaP"><text:span text:style-name="T6"><text:tab/><text:tab/><text:tab/></text:span><text:span text:style-name="T5">int</text:span><text:span text:style-name="T6"> c = 0;</text:span></text:p><text:p text:style-name="CodeJavaP"><text:span text:style-name="T6"><text:tab/><text:tab/><text:tab/></text:span><text:span text:style-name="T5">for</text:span><text:span text:style-name="T6"> (Team t : </text:span><text:span text:style-name="T8">teams</text:span><text:span text:style-name="T6">)</text:span></text:p><text:p text:style-name="CodeJavaP"><text:span text:style-name="T6"><text:tab/><text:tab/><text:tab/><text:tab/>c += t.</text:span><text:span text:style-name="T8">players</text:span><text:span text:style-name="T6">.cardinality();</text:span></text:p><text:p text:style-name="CodeJavaP"><text:tab/><text:tab/><text:tab/>count = c;</text:p><text:p text:style-name="CodeJavaP"/><text:p text:style-name="CodeJavaP"><text:span text:style-name="T6"><text:tab/><text:tab/><text:tab/></text:span><text:span text:style-name="T11">/* postconditions */</text:span></text:p><text:p text:style-name="CodeJavaP"><text:span text:style-name="T6"><text:tab/><text:tab/><text:tab/></text:span><text:span text:style-name="T5">assert</text:span><text:span text:style-name="T6"> count == Z.</text:span><text:span text:style-name="T7">Set</text:span><text:span text:style-name="T6">(</text:span><text:span text:style-name="T8">teams</text:span><text:span text:style-name="T6">, </text:span><text:span text:style-name="T5">new</text:span><text:span text:style-name="T6"> ZSelect1&lt;Team, PLAYER&gt;() {</text:span></text:p><text:p text:style-name="CodeJavaP"><text:span text:style-name="T6"><text:tab/><text:tab/><text:tab/><text:tab/></text:span><text:span text:style-name="T5">public</text:span><text:span text:style-name="T6"> ZSet&lt;PLAYER&gt; select(Team t) {</text:span></text:p><text:p text:style-name="CodeJavaP"><text:span text:style-name="T6"><text:tab/><text:tab/><text:tab/><text:tab/><text:tab/></text:span><text:span text:style-name="T5">return</text:span><text:span text:style-name="T6"> t.</text:span><text:span text:style-name="T8">players</text:span><text:span text:style-name="T6">;</text:span></text:p><text:p text:style-name="CodeJavaP"><text:tab/><text:tab/><text:tab/><text:tab/>}</text:p><text:p text:style-name="CodeJavaP"><text:tab/><text:tab/><text:tab/>}).cardinality();</text:p><text:p text:style-name="CodeJavaP"/><text:p text:style-name="CodeJavaP"><text:span text:style-name="T6"><text:tab/><text:tab/><text:tab/></text:span><text:span text:style-name="T11">/* finish */</text:span></text:p><text:p text:style-name="CodeJavaP"><text:span text:style-name="T6"><text:tab/><text:tab/><text:tab/></text:span><text:span text:style-name="T5">assert</text:span><text:span text:style-name="T6"> checkInvariants();</text:span></text:p><text:p text:style-name="CodeJavaP"><text:span text:style-name="T6"><text:tab/><text:tab/><text:tab/></text:span><text:span text:style-name="T5">return</text:span><text:span text:style-name="T6"> count;</text:span></text:p><text:p text:style-name="P13"><text:tab/><text: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Zed" svg:font-family="Zed" style:font-pitch="variable" style:font-charset="x-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master-page-name="">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JavaP" style:family="paragraph" style:parent-style-name="Standard">
      <style:paragraph-properties style:shadow="none">
        <style:tab-stops/>
      </style:paragraph-properties>
      <style:text-properties style:font-name="Courier New" fo:font-size="9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odeZ" style:family="graphic" style:parent-style-name="Frame"/>
    <style:style style:name="CodeJava" style:family="graphic" style:parent-style-name="Frame">
      <style:graphic-properties svg:width="16.999cm" style:rel-width="100%" fo:min-height="0.42cm" text:anchor-type="paragraph" style:border-line-width="0.002cm 0.035cm 0.002cm" fo:padding="0.15cm" fo:border="0.039cm double #000000" style:shadow="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Moritz Eysholdt</meta:initial-creator>
    <meta:creation-date>2007-04-22T16:45:43</meta:creation-date>
    <dc:creator>Moritz Eysholdt</dc:creator>
    <dc:date>2007-04-22T20:40:08</dc:date>
    <dc:language>de-DE</dc:language>
    <meta:editing-cycles>15</meta:editing-cycles>
    <meta:editing-duration>PT2H24M5S</meta:editing-duration>
    <meta:user-defined meta:name="Info 1"/>
    <meta:user-defined meta:name="Info 2"/>
    <meta:user-defined meta:name="Info 3"/>
    <meta:user-defined meta:name="Info 4"/>
    <meta:document-statistic meta:table-count="0" meta:image-count="0" meta:object-count="0" meta:page-count="10" meta:paragraph-count="228" meta:word-count="1294" meta:character-count="10702"/>
  </office:meta>
</office:document-meta>
</file>